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391" officeooo:paragraph-rsid="001c9391"/>
    </style:style>
    <style:style style:name="P2" style:family="paragraph" style:parent-style-name="Standard">
      <style:text-properties officeooo:rsid="001c9391" officeooo:paragraph-rsid="001e7280"/>
    </style:style>
    <style:style style:name="T1" style:family="text">
      <style:text-properties officeooo:rsid="001e7280"/>
    </style:style>
    <style:style style:name="T2" style:family="text">
      <style:text-properties fo:color="#c9211e" loext:opacity="100%" officeooo:rsid="001e7280"/>
    </style:style>
    <style:style style:name="T3" style:family="text">
      <style:text-properties officeooo:rsid="001f30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status docker </text:p>
      <text:p text:style-name="P1"><text:s text:c="3"/>check the docker status</text:p>
      <text:p text:style-name="P1"/>
      <text:p text:style-name="P1">docker pull hello-world</text:p>
      <text:p text:style-name="P1"><text:s text:c="5"/>pull the image from docker hub</text:p>
      <text:p text:style-name="P1"/>
      <text:p text:style-name="P1">docker image ls</text:p>
      <text:p text:style-name="P1"><text:s text:c="4"/>list all the image</text:p>
      <text:p text:style-name="P1"/>
      <text:p text:style-name="P1">docker run -d -it –name krishna hello-world bin/bash</text:p>
      <text:p text:style-name="P1"><text:s text:c="3"/>create a conntainer from image hello-world</text:p>
      <text:p text:style-name="P1"/>
      <text:p text:style-name="P1">docker exec -it <text:s/>krishna bash</text:p>
      <text:p text:style-name="P1"><text:s text:c="2"/>which allow you to execute inside the container</text:p>
      <text:p text:style-name="P1"/>
      <text:p text:style-name="P1">docker ps -a</text:p>
      <text:p text:style-name="P1"><text:s text:c="3"/>shows all container and status</text:p>
      <text:p text:style-name="P1"/>
      <text:p text:style-name="P1">docker ps -q</text:p>
      <text:p text:style-name="P1"><text:s text:c="3"/>list all running container id</text:p>
      <text:p text:style-name="P1"/>
      <text:p text:style-name="P1">docker container prune </text:p>
      <text:p text:style-name="P1"><text:s text:c="2"/>remove all stopped container</text:p>
      <text:p text:style-name="P1"/>
      <text:p text:style-name="P2"><text:s/>docker <text:span text:style-name="T1">image </text:span>rm<text:span text:style-name="T1">i id/name</text:span></text:p>
      <text:p text:style-name="P2"><text:s text:c="7"/><text:span text:style-name="T1">remove image of id or naem</text:span></text:p>
      <text:p text:style-name="P2"/>
      <text:p text:style-name="P2"><text:span text:style-name="T1">docker container rm id/name</text:span></text:p>
      <text:p text:style-name="P2"><text:s text:c="4"/><text:span text:style-name="T1">remove container of id/name</text:span></text:p>
      <text:p text:style-name="P2"/>
      <text:p text:style-name="P2"><text:span text:style-name="T1">docker start containername/id</text:span></text:p>
      <text:p text:style-name="P2"><text:s text:c="3"/><text:span text:style-name="T1">start container</text:span></text:p>
      <text:p text:style-name="P2"><text:s/></text:p>
      <text:p text:style-name="P2"><text:span text:style-name="T1">docker stop id/name</text:span></text:p>
      <text:p text:style-name="P2"><text:s text:c="2"/><text:span text:style-name="T1">stop container</text:span></text:p>
      <text:p text:style-name="P2"/>
      <text:p text:style-name="P2"><text:span text:style-name="T1">docker kill container </text:span></text:p>
      <text:p text:style-name="P2"><text:s text:c="3"/><text:span text:style-name="T1">kill the container </text:span></text:p>
      <text:p text:style-name="P2"/>
      <text:p text:style-name="P2"><text:span text:style-name="T1">docker images</text:span></text:p>
      <text:p text:style-name="P2"><text:s/><text:span text:style-name="T1">show the images in the container</text:span></text:p>
      <text:p text:style-name="P2"/>
      <text:p text:style-name="P2"><text:s/><text:span text:style-name="T1">docker commit </text:span><text:span text:style-name="T2">ubuntu_container</text:span><text:span text:style-name="T1"> newimage</text:span></text:p>
      <text:p text:style-name="P2"><text:s text:c="3"/><text:span text:style-name="T1">this command generate a </text:span><text:span text:style-name="T3">newimage from ubuntu container</text:span></text:p>
      <text:p text:style-name="P2"><text:s text:c="4"/></text:p>
      <text:p text:style-name="P2"><text:s text:c="5"/><text:span text:style-name="T3">where ubuntu_container predefinetly has *git installed in it</text:span></text:p>
      <text:p text:style-name="P2"><text:s text:c="4"/><text:span text:style-name="T3">now , generate a container from newimage </text:span></text:p>
      <text:p text:style-name="P2"><text:s text:c="6"/>---&gt; <text:span text:style-name="T3">the generate container also have same properties of ubuntu_container</text:span></text:p>
      <text:p text:style-name="P2"><text:s text:c="13"/><text:span text:style-name="T3">where all the container generated from ubuntu_container have git</text:span></text:p>
      <text:p text:style-name="P2"/>
      <text:p text:style-name="P2">docker build -t nginx_image . <text:span text:style-name="T3">(it will consist of dockerFile)</text:span></text:p>
      <text:p text:style-name="P2"><text:s text:c="7"/><text:span text:style-name="T3">it will generate ngenix image</text:span></text:p>
      <text:p text:style-name="P2"><text:soft-page-break/>docker run -d -p 100:80 nginx_imag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08:38:05.861000000</meta:creation-date>
    <dc:date>2021-12-07T09:13:05.220000000</dc:date>
    <meta:editing-duration>PT3M48S</meta:editing-duration>
    <meta:editing-cycles>1</meta:editing-cycles>
    <meta:document-statistic meta:table-count="0" meta:image-count="0" meta:object-count="0" meta:page-count="2" meta:paragraph-count="39" meta:word-count="183" meta:character-count="1247" meta:non-whitespace-character-count="1006"/>
    <meta:generator>LibreOffice/7.1.7.2$Windows_X86_64 LibreOffice_project/c6a4e3954236145e2acb0b65f68614365aeee33f</meta:generator>
  </office:meta>
</office:document-meta>
</file>